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justify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</style:style>
    <style:style style:name="T2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</style:style>
    <style:style style:name="T26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4" style:parent-style-name="Standard" style:family="paragraph">
      <style:paragraph-properties fo:widows="2" fo:orphans="2" fo:text-align="justify"/>
    </style:style>
    <style:style style:name="T28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</style:style>
    <style:style style:name="T29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justify"/>
    </style:style>
    <style:style style:name="T30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</style:style>
    <style:style style:name="T3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justify"/>
    </style:style>
    <style:style style:name="T3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</style:style>
    <style:style style:name="T3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text-align="justify"/>
    </style:style>
    <style:style style:name="T3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2" style:parent-style-name="Heading1" style:family="paragraph"/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5" style:parent-style-name="Standard" style:family="paragraph">
      <style:paragraph-properties fo:text-align="justify"/>
    </style:style>
    <style:style style:name="T3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widows="2" fo:orphans="2"/>
    </style:style>
    <style:style style:name="T4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6" style:parent-style-name="Standard" style:family="paragraph">
      <style:paragraph-properties fo:text-align="justify"/>
    </style:style>
    <style:style style:name="T4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widows="2" fo:orphans="2"/>
    </style:style>
    <style:style style:name="T4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7" style:parent-style-name="Standard" style:family="paragraph">
      <style:paragraph-properties fo:text-align="justify"/>
    </style:style>
    <style:style style:name="T41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widows="2" fo:orphans="2"/>
    </style:style>
    <style:style style:name="T4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text-align="justify"/>
    </style:style>
    <style:style style:name="T4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P43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4" style:parent-style-name="Standard" style:family="paragraph">
      <style:paragraph-properties fo:widows="2" fo:orphans="2"/>
    </style:style>
    <style:style style:name="T43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text-align="justify"/>
    </style:style>
    <style:style style:name="T44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5" style:parent-style-name="Standard" style:family="paragraph">
      <style:paragraph-properties fo:widows="2" fo:orphans="2"/>
    </style:style>
    <style:style style:name="T4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0" style:parent-style-name="Standard" style:family="paragraph">
      <style:paragraph-properties fo:text-align="justify"/>
    </style:style>
    <style:style style:name="T45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P45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6" style:parent-style-name="Standard" style:family="paragraph">
      <style:paragraph-properties fo:widows="2" fo:orphans="2"/>
    </style:style>
    <style:style style:name="T45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1" style:parent-style-name="Standard" style:family="paragraph">
      <style:paragraph-properties fo:text-align="justify"/>
    </style:style>
    <style:style style:name="T4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P46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67" style:parent-style-name="Standard" style:family="paragraph">
      <style:paragraph-properties fo:widows="2" fo:orphans="2"/>
    </style:style>
    <style:style style:name="T46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2" style:parent-style-name="Standard" style:family="paragraph">
      <style:paragraph-properties fo:text-align="justify"/>
    </style:style>
    <style:style style:name="T4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widows="2" fo:orphans="2"/>
    </style:style>
    <style:style style:name="T47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1" style:parent-style-name="Standard" style:family="paragraph">
      <style:paragraph-properties fo:text-align="justify"/>
    </style:style>
    <style:style style:name="T48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8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88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8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9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4" style:parent-style-name="Heading1" style:family="paragraph"/>
    <style:style style:name="T4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xlink:href="https://github.com/Secretmapper/uplog/blob/master/lib/uplog_web/controllers/organization_controller.ex" office:target-frame-name="_top" xlink:show="replace"><text:span text:style-name="T55">organization_controller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</text:span><text:span text:style-name="T59">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<text:s/></text:span><text:span text:style-name="T106">contains the name of the author</text:span></text:p>
          </table:table-cell>
          <table:table-cell table:style-name="TableCell107">
            <text:p text:style-name="P108"><text:span text:style-name="T109">✔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 supervision of Asst. Prof. Ma. Rowena C. Solamo of the Department of Computer Science, College of Engineering, U</text:span><text:span text:style-name="T120">niversity of the Philippines, Diliman for the AY 2015-2016”.</text:span></text:p>
          </table:table-cell>
          <table:table-cell table:style-name="TableCell121">
            <text:p text:style-name="P122"><text:span text:style-name="T123">✔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 appears after the license of the 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<text:s/></text:span><text:span text:style-name="T171">programmer, change date and change description.</text:span></text:p>
          </table:table-cell>
          <table:table-cell table:style-name="TableCell172">
            <text:p text:style-name="P173"><text:span text:style-name="T174">✔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 block exists after the Code History containing the following information: file creation date, development group,<text:s/></text:span><text:span text:style-name="T222">client group and a brief statement of the purpose of the software in the file.</text:span></text:p>
          </table:table-cell>
          <table:table-cell table:style-name="TableCell223">
            <text:p text:style-name="P224"><text:span text:style-name="T225">✔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<text:span text:style-name="T230">Add: each variable would have a corresponding descriptions</text:span></text:p>
            <text:p text:style-name="P231"/>
            <text:p text:style-name="P232"><text:span text:style-name="T233">variable_name; 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<text:s/></text:span><text:span text:style-name="T238">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</text:span><text:span text:style-name="T252">OT USED.</text:span></text:p>
          </table:table-cell>
          <table:table-cell table:style-name="TableCell253">
            <text:p text:style-name="P254"><text:span text:style-name="T255">✔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Inline comments are found at the top of the statement using '</text:span><text:span text:style-name="T264">”””</text:span><text:span text:style-name="T265">' and '</text:span><text:span text:style-name="T266">”””</text:span><text:span text:style-name="T267">'.</text:span></text:p>
          </table:table-cell>
          <table:table-cell table:style-name="TableCell268">
            <text:p text:style-name="P269"><text:span text:style-name="T270">✔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Bracketing of block statements follows the following format:</text:span></text:p>
            <text:p text:style-name="P279"/>
            <text:p text:style-name="P280"><text:span text:style-name="T281">if (){</text:span></text:p>
            <text:p text:style-name="P282"><text:span text:style-name="T283"><text:s text:c="5"/>statements;</text:span></text:p>
            <text:p text:style-name="P284"><text:span text:style-name="T285">}</text:span></text:p>
          </table:table-cell>
          <table:table-cell table:style-name="TableCell286">
            <text:p text:style-name="P287"><text:span text:style-name="T288">✔</text:span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<text:span text:style-name="T296">Exceptions are being handled appropriately.</text:span></text:p>
          </table:table-cell>
          <table:table-cell table:style-name="TableCell297">
            <text:p text:style-name="P298"><text:span text:style-name="T299">✔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Meaningful variable names are used.</text:span></text:p>
          </table:table-cell>
          <table:table-cell table:style-name="TableCell308">
            <text:p text:style-name="P309"><text:span text:style-name="T310">✔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Variable are initialized prior to use.</text:span></text:p>
          </table:table-cell>
          <table:table-cell table:style-name="TableCell319">
            <text:p text:style-name="P320"><text:span text:style-name="T321">✔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Program statements are limited to one per line.</text:span></text:p>
          </table:table-cell>
          <table:table-cell table:style-name="TableCell330">
            <text:p text:style-name="P331"><text:span text:style-name="T332">✔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Parenthesis are used to remove 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<text:s/></text:span><text:span text:style-name="T352">messages are used.</text:span></text:p>
          </table:table-cell>
          <table:table-cell table:style-name="TableCell353">
            <text:p text:style-name="P354"><text:span text:style-name="T355">✔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list text:style-name="WWNum1">
        <text:list-item text:start-value="1">
          <text:p text:style-name="P360"/>
        </text:list-item>
      </text:list>
      <text:list text:style-name="WWNum1" text:continue-numbering="true">
        <text:list-item>
          <text:p text:style-name="P361"/>
        </text:list-item>
      </text:list>
      <text:list text:style-name="WWNum1" text:continue-numbering="true">
        <text:list-item>
          <text:p text:style-name="P362"><text:span text:style-name="T363">Design Principles (Modularity, Cohesion, Coupling). <text:s/>Place a check mark if the method complies with Coupling and Cohesion. <text:s/>If not, leave it 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index(conn, _params)</text:span></text:p>
          </table:table-cell>
          <table:table-cell table:style-name="TableCell392">
            <text:p text:style-name="P393"/>
          </table:table-cell>
          <table:table-cell table:style-name="TableCell394">
            <text:p text:style-name="P395"><text:span text:style-name="T396">✔</text:span>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<text:span text:style-name="T402">new(conn, _params)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<text:span text:style-name="T407">✔</text:span>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<text:span text:style-name="T413">create(conn, %{"organization" =&gt; organization_params})</text:span></text:p>
          </table:table-cell>
          <table:table-cell table:style-name="TableCell414">
            <text:p text:style-name="P415"/>
          </table:table-cell>
          <table:table-cell table:style-name="TableCell416">
            <text:p text:style-name="P417"><text:span text:style-name="T418">✔</text:span>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<text:span text:style-name="T424">show(conn, %{"id" =&gt; id})</text:span></text:p>
          </table:table-cell>
          <table:table-cell table:style-name="TableCell425">
            <text:p text:style-name="P426"/>
          </table:table-cell>
          <table:table-cell table:style-name="TableCell427">
            <text:p text:style-name="P428"><text:span text:style-name="T429">✔</text:span>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<text:span text:style-name="T435">add_admin(conn, %{"organization_id" =&gt; id, "user_id" =&gt; user_id})</text:span></text:p>
          </table:table-cell>
          <table:table-cell table:style-name="TableCell436">
            <text:p text:style-name="P437"/>
          </table:table-cell>
          <table:table-cell table:style-name="TableCell438">
            <text:p text:style-name="P439"><text:span text:style-name="T440">✔</text:span>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<text:span text:style-name="T446">edit(conn, %{"id" =&gt; id})</text:span></text:p>
          </table:table-cell>
          <table:table-cell table:style-name="TableCell447">
            <text:p text:style-name="P448"/>
          </table:table-cell>
          <table:table-cell table:style-name="TableCell449">
            <text:p text:style-name="P450"><text:span text:style-name="T451">✔</text:span></text:p>
          </table:table-cell>
          <table:table-cell table:style-name="TableCell452">
            <text:p text:style-name="P453"/>
          </table:table-cell>
        </table:table-row>
        <table:table-row table:style-name="TableRow454">
          <table:table-cell table:style-name="TableCell455">
            <text:p text:style-name="P456"><text:span text:style-name="T457">update(conn, %{"id" =&gt; id, "organization" =&gt; organization_params})</text:span></text:p>
          </table:table-cell>
          <table:table-cell table:style-name="TableCell458">
            <text:p text:style-name="P459"/>
          </table:table-cell>
          <table:table-cell table:style-name="TableCell460">
            <text:p text:style-name="P461"><text:span text:style-name="T462">✔</text:span></text:p>
          </table:table-cell>
          <table:table-cell table:style-name="TableCell463">
            <text:p text:style-name="P464"/>
          </table:table-cell>
        </table:table-row>
        <table:table-row table:style-name="TableRow465">
          <table:table-cell table:style-name="TableCell466">
            <text:p text:style-name="P467"><text:span text:style-name="T468">delete(conn, %{"id" =&gt; id})</text:span>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<text:span text:style-name="T473">✔</text:span>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<text:span text:style-name="T479">UplogWeb.OrganizationController</text:span></text:p>
          </table:table-cell>
          <table:table-cell table:style-name="TableCell480">
            <text:p text:style-name="P481"><text:span text:style-name="T482">✔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</table:table-row>
      </table:table>
      <text:p text:style-name="P487"/>
      <text:list text:style-name="WWNum1" text:continue-numbering="true">
        <text:list-item>
          <text:p text:style-name="P488"/>
        </text:list-item>
      </text:list>
      <text:list text:style-name="WWNum1" text:continue-numbering="true">
        <text:list-item>
          <text:p text:style-name="P489"/>
        </text:list-item>
      </text:list>
      <text:p text:style-name="P490"/>
      <text:p text:style-name="P491"/>
      <text:p text:style-name="P492"/>
      <text:p text:style-name="P493"/>
      <text:list text:style-name="WWNum1" text:continue-numbering="true">
        <text:list-item>
          <text:p text:style-name="P494"><text:span text:style-name="T495">Reviewer’s Comments:</text:span><text:span text:style-name="T496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3:57:00Z</meta:creation-date>
    <dc:date>2020-03-13T03:57:00Z</dc:date>
    <meta:template xlink:href="Normal" xlink:type="simple"/>
    <meta:editing-cycles>2</meta:editing-cycles>
    <meta:editing-duration>PT120S</meta:editing-duration>
    <meta:document-statistic meta:page-count="3" meta:paragraph-count="6" meta:word-count="460" meta:character-count="3080" meta:row-count="21" meta:non-whitespace-character-count="2626"/>
  </office:meta>
</office:document-meta>
</file>